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4D0000004D68EA0BD35B8DD496.png" manifest:media-type="image/png"/>
  <manifest:file-entry manifest:full-path="Pictures/1000019F000007EA000007EA2EE23BF7D8199B3C.svg" manifest:media-type="image/svg+xml"/>
  <manifest:file-entry manifest:full-path="Pictures/100000010000004D0000004D8C0D06BD638DAB1B.png" manifest:media-type="image/png"/>
  <manifest:file-entry manifest:full-path="Pictures/10000187000007EA000007EAF4CA4872874BA48A.svg" manifest:media-type="image/svg+xml"/>
  <manifest:file-entry manifest:full-path="Pictures/100000010000004D0000004DCB2E738BE3816C92.png" manifest:media-type="image/png"/>
  <manifest:file-entry manifest:full-path="Pictures/10000187000007EA000007EADA49B47BA6295ED4.svg" manifest:media-type="image/svg+xml"/>
  <manifest:file-entry manifest:full-path="Pictures/100000010000004D0000004D99B4F9FB73755F88.png" manifest:media-type="image/png"/>
  <manifest:file-entry manifest:full-path="Pictures/10000199000007EA000007EA0FBAC845EF4F8D48.svg" manifest:media-type="image/svg+xml"/>
  <manifest:file-entry manifest:full-path="Pictures/100000010000004D0000004D87B89969DA406CF4.png" manifest:media-type="image/png"/>
  <manifest:file-entry manifest:full-path="Pictures/100000010000004D0000004DBBE2B534D65B7FC7.png" manifest:media-type="image/png"/>
  <manifest:file-entry manifest:full-path="Pictures/100001B1000007EA000007EA3CFA2852596A630D.svg" manifest:media-type="image/svg+xml"/>
  <manifest:file-entry manifest:full-path="Pictures/100001E8000007EA000007EA4230FF5D1E33C417.svg" manifest:media-type="image/svg+xml"/>
  <manifest:file-entry manifest:full-path="Pictures/100001AB000007EA000007EA960FF49C9ED6CAFB.svg" manifest:media-type="image/svg+xml"/>
  <manifest:file-entry manifest:full-path="Pictures/1000019F000007EA000007EAF7770AF580D37843.svg" manifest:media-type="image/svg+xml"/>
  <manifest:file-entry manifest:full-path="Pictures/10000199000007EA000007EA768C2CB8F854B536.svg" manifest:media-type="image/svg+xml"/>
  <manifest:file-entry manifest:full-path="Pictures/100000010000004D0000004D620AA12714C02EC6.png" manifest:media-type="image/png"/>
  <manifest:file-entry manifest:full-path="Pictures/100000010000004D0000004D6FDBBA2EF0697F29.png" manifest:media-type="image/png"/>
  <manifest:file-entry manifest:full-path="Pictures/1000019F000007EA000007EAAC9B2A7D61629AA5.svg" manifest:media-type="image/svg+xml"/>
  <manifest:file-entry manifest:full-path="Pictures/100000010000004D0000004D44AC4E42EFA09CD7.png" manifest:media-type="image/png"/>
  <manifest:file-entry manifest:full-path="Pictures/1000019F000007EA000007EAAEE2C84DACCC9A5D.svg" manifest:media-type="image/svg+xml"/>
  <manifest:file-entry manifest:full-path="Pictures/100000010000004D0000004D5DE18D0DBFF10999.png" manifest:media-type="image/png"/>
  <manifest:file-entry manifest:full-path="Pictures/100001B1000007EA000007EA5D4EA02610A5DFBF.svg" manifest:media-type="image/svg+xml"/>
  <manifest:file-entry manifest:full-path="Pictures/100000010000004D0000004D0072FF2E83858CE3.png" manifest:media-type="image/png"/>
  <manifest:file-entry manifest:full-path="Pictures/100000010000004D0000004DA2FAF82706F0510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dash" draw:stroke-dash="Dash" svg:stroke-color="#80808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4.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025cm" svg:height="2.025cm" svg:x="1cm" svg:y="1cm">
          <draw:image xlink:href="Pictures/10000199000007EA000007EA768C2CB8F854B536.svg" xlink:type="simple" xlink:show="embed" xlink:actuate="onLoad" draw:mime-type="image/svg+xml">
            <text:p/>
          </draw:image>
          <draw:image xlink:href="Pictures/100000010000004D0000004D87B89969DA406CF4.png" xlink:type="simple" xlink:show="embed" xlink:actuate="onLoad" draw:mime-type="image/png"/>
        </draw:frame>
        <draw:frame draw:style-name="gr1" draw:text-style-name="P1" draw:layer="layout" svg:width="2.025cm" svg:height="2.025cm" svg:x="3cm" svg:y="1cm">
          <draw:image xlink:href="Pictures/100001E8000007EA000007EA4230FF5D1E33C417.svg" xlink:type="simple" xlink:show="embed" xlink:actuate="onLoad" draw:mime-type="image/svg+xml">
            <text:p/>
          </draw:image>
          <draw:image xlink:href="Pictures/100000010000004D0000004D620AA12714C02EC6.png" xlink:type="simple" xlink:show="embed" xlink:actuate="onLoad" draw:mime-type="image/png"/>
        </draw:frame>
        <draw:frame draw:style-name="gr1" draw:text-style-name="P1" draw:layer="layout" svg:width="2.025cm" svg:height="2.025cm" svg:x="5cm" svg:y="1cm">
          <draw:image xlink:href="Pictures/1000019F000007EA000007EAAC9B2A7D61629AA5.svg" xlink:type="simple" xlink:show="embed" xlink:actuate="onLoad" draw:mime-type="image/svg+xml">
            <text:p/>
          </draw:image>
          <draw:image xlink:href="Pictures/100000010000004D0000004D44AC4E42EFA09CD7.png" xlink:type="simple" xlink:show="embed" xlink:actuate="onLoad" draw:mime-type="image/png"/>
        </draw:frame>
        <draw:frame draw:style-name="gr1" draw:text-style-name="P1" draw:layer="layout" svg:width="2.025cm" svg:height="2.025cm" svg:x="7cm" svg:y="1cm">
          <draw:image xlink:href="Pictures/1000019F000007EA000007EAAEE2C84DACCC9A5D.svg" xlink:type="simple" xlink:show="embed" xlink:actuate="onLoad" draw:mime-type="image/svg+xml">
            <text:p/>
          </draw:image>
          <draw:image xlink:href="Pictures/100000010000004D0000004D5DE18D0DBFF10999.png" xlink:type="simple" xlink:show="embed" xlink:actuate="onLoad" draw:mime-type="image/png"/>
        </draw:frame>
        <draw:frame draw:style-name="gr1" draw:text-style-name="P1" draw:layer="layout" svg:width="2.025cm" svg:height="2.025cm" svg:x="8.975cm" svg:y="0.975cm">
          <draw:image xlink:href="Pictures/100001B1000007EA000007EA3CFA2852596A630D.svg" xlink:type="simple" xlink:show="embed" xlink:actuate="onLoad" draw:mime-type="image/svg+xml">
            <text:p/>
          </draw:image>
          <draw:image xlink:href="Pictures/100000010000004D0000004DA2FAF82706F05109.png" xlink:type="simple" xlink:show="embed" xlink:actuate="onLoad" draw:mime-type="image/png"/>
        </draw:frame>
        <draw:frame draw:style-name="gr2" draw:text-style-name="P2" draw:layer="layout" svg:width="11cm" svg:height="5cm" svg:x="2.75cm" svg:y="7.5cm">
          <draw:text-box>
            <text:p>16h5 20/15 mm</text:p>
            <text:p>0 1 2 3 10 11 12 13</text:p>
            <text:p>20 21 22 23</text:p>
          </draw:text-box>
        </draw:frame>
        <draw:frame draw:style-name="gr1" draw:text-style-name="P1" draw:layer="layout" svg:width="2.025cm" svg:height="2.025cm" svg:x="11cm" svg:y="1cm">
          <draw:image xlink:href="Pictures/1000019F000007EA000007EAF7770AF580D37843.svg" xlink:type="simple" xlink:show="embed" xlink:actuate="onLoad" draw:mime-type="image/svg+xml">
            <text:p/>
          </draw:image>
          <draw:image xlink:href="Pictures/100000010000004D0000004D0072FF2E83858CE3.png" xlink:type="simple" xlink:show="embed" xlink:actuate="onLoad" draw:mime-type="image/png"/>
        </draw:frame>
        <draw:frame draw:style-name="gr1" draw:text-style-name="P1" draw:layer="layout" svg:width="2.025cm" svg:height="2.025cm" svg:x="12.975cm" svg:y="1cm">
          <draw:image xlink:href="Pictures/10000199000007EA000007EA0FBAC845EF4F8D48.svg" xlink:type="simple" xlink:show="embed" xlink:actuate="onLoad" draw:mime-type="image/svg+xml">
            <text:p/>
          </draw:image>
          <draw:image xlink:href="Pictures/100000010000004D0000004D99B4F9FB73755F88.png" xlink:type="simple" xlink:show="embed" xlink:actuate="onLoad" draw:mime-type="image/png"/>
        </draw:frame>
        <draw:frame draw:style-name="gr1" draw:text-style-name="P1" draw:layer="layout" svg:width="2.025cm" svg:height="2.025cm" svg:x="14.975cm" svg:y="1cm">
          <draw:image xlink:href="Pictures/10000187000007EA000007EADA49B47BA6295ED4.svg" xlink:type="simple" xlink:show="embed" xlink:actuate="onLoad" draw:mime-type="image/svg+xml">
            <text:p/>
          </draw:image>
          <draw:image xlink:href="Pictures/100000010000004D0000004DCB2E738BE3816C92.png" xlink:type="simple" xlink:show="embed" xlink:actuate="onLoad" draw:mime-type="image/png"/>
        </draw:frame>
        <draw:frame draw:style-name="gr1" draw:text-style-name="P1" draw:layer="layout" svg:width="2.025cm" svg:height="2.025cm" svg:x="1cm" svg:y="2.975cm">
          <draw:image xlink:href="Pictures/10000187000007EA000007EAF4CA4872874BA48A.svg" xlink:type="simple" xlink:show="embed" xlink:actuate="onLoad" draw:mime-type="image/svg+xml">
            <text:p/>
          </draw:image>
          <draw:image xlink:href="Pictures/100000010000004D0000004D6FDBBA2EF0697F29.png" xlink:type="simple" xlink:show="embed" xlink:actuate="onLoad" draw:mime-type="image/png"/>
        </draw:frame>
        <draw:frame draw:style-name="gr1" draw:text-style-name="P1" draw:layer="layout" svg:width="2.025cm" svg:height="2.025cm" svg:x="2.975cm" svg:y="2.975cm">
          <draw:image xlink:href="Pictures/100001AB000007EA000007EA960FF49C9ED6CAFB.svg" xlink:type="simple" xlink:show="embed" xlink:actuate="onLoad" draw:mime-type="image/svg+xml">
            <text:p/>
          </draw:image>
          <draw:image xlink:href="Pictures/100000010000004D0000004D8C0D06BD638DAB1B.png" xlink:type="simple" xlink:show="embed" xlink:actuate="onLoad" draw:mime-type="image/png"/>
        </draw:frame>
        <draw:frame draw:style-name="gr1" draw:text-style-name="P1" draw:layer="layout" svg:width="2.025cm" svg:height="2.025cm" svg:x="4.975cm" svg:y="2.975cm">
          <draw:image xlink:href="Pictures/1000019F000007EA000007EA2EE23BF7D8199B3C.svg" xlink:type="simple" xlink:show="embed" xlink:actuate="onLoad" draw:mime-type="image/svg+xml">
            <text:p/>
          </draw:image>
          <draw:image xlink:href="Pictures/100000010000004D0000004D68EA0BD35B8DD496.png" xlink:type="simple" xlink:show="embed" xlink:actuate="onLoad" draw:mime-type="image/png"/>
        </draw:frame>
        <draw:frame draw:style-name="gr1" draw:text-style-name="P1" draw:layer="layout" svg:width="2.025cm" svg:height="2.025cm" svg:x="6.975cm" svg:y="2.975cm">
          <draw:image xlink:href="Pictures/100001B1000007EA000007EA5D4EA02610A5DFBF.svg" xlink:type="simple" xlink:show="embed" xlink:actuate="onLoad" draw:mime-type="image/svg+xml">
            <text:p/>
          </draw:image>
          <draw:image xlink:href="Pictures/100000010000004D0000004DBBE2B534D65B7FC7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10-28T12:58:50.658265636</meta:creation-date>
    <dc:date>2025-10-28T13:16:20.438685819</dc:date>
    <meta:editing-duration>PT7M16S</meta:editing-duration>
    <meta:editing-cycles>7</meta:editing-cycles>
    <meta:generator>LibreOffice/7.3.7.2$Linux_X86_64 LibreOffice_project/30$Build-2</meta:generator>
    <meta:document-statistic meta:object-count="13"/>
  </office:meta>
</office:document-meta>
</file>